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MbmCommonSetting-lvpoint" table:style-name="ta1">
        <table:shapes>
          <draw:frame draw:z-index="0" draw:style-name="gr1" draw:text-style-name="P1" svg:width="234.36mm" svg:height="90.05mm" svg:x="53.23mm" svg:y="1.06mm">
            <draw:object draw:notify-on-update-of-ranges="'MbmCommonSetting-lvpoint'.A1:'MbmCommonSetting-lvpoint'.A1 'MbmCommonSetting-lvpoint'.A2:'MbmCommonSetting-lvpoint'.A134 'MbmCommonSetting-lvpoint'.B1:'MbmCommonSetting-lvpoint'.B1 'MbmCommonSetting-lvpoint'.B2:'MbmCommonSetting-lvpoint'.B1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5.79mm" svg:height="85.53mm" svg:x="24.52mm" svg:y="95.63mm">
            <draw:object draw:notify-on-update-of-ranges="'MbmCommonSetting-lvpoint'.A1:'MbmCommonSetting-lvpoint'.A1 'MbmCommonSetting-lvpoint'.A2:'MbmCommonSetting-lvpoint'.A134 'MbmCommonSetting-lvpoint'.B1:'MbmCommonSetting-lvpoint'.B1 'MbmCommonSetting-lvpoint'.B2:'MbmCommonSetting-lvpoint'.B1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po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85" calcext:value-type="float">
            <text:p>2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32" calcext:value-type="float">
            <text:p>28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66" calcext:value-type="float">
            <text:p>3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63" calcext:value-type="float">
            <text:p>46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247" calcext:value-type="float">
            <text:p>62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92" calcext:value-type="float">
            <text:p>65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61" calcext:value-type="float">
            <text:p>80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851" calcext:value-type="float">
            <text:p>88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60" calcext:value-type="float">
            <text:p>92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8" calcext:value-type="float">
            <text:p>96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542" calcext:value-type="float">
            <text:p>105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987" calcext:value-type="float">
            <text:p>109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442" calcext:value-type="float">
            <text:p>114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906" calcext:value-type="float">
            <text:p>119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379" calcext:value-type="float">
            <text:p>12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62" calcext:value-type="float">
            <text:p>128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53" calcext:value-type="float">
            <text:p>133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854" calcext:value-type="float">
            <text:p>138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883" calcext:value-type="float">
            <text:p>148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949" calcext:value-type="float">
            <text:p>159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496" calcext:value-type="float">
            <text:p>164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052" calcext:value-type="float">
            <text:p>170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617" calcext:value-type="float">
            <text:p>176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92" calcext:value-type="float">
            <text:p>181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775" calcext:value-type="float">
            <text:p>187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368" calcext:value-type="float">
            <text:p>1936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970" calcext:value-type="float">
            <text:p>199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581" calcext:value-type="float">
            <text:p>205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202" calcext:value-type="float">
            <text:p>212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831" calcext:value-type="float">
            <text:p>218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470" calcext:value-type="float">
            <text:p>224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118" calcext:value-type="float">
            <text:p>231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164" calcext:value-type="float">
            <text:p>241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290" calcext:value-type="float">
            <text:p>252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457" calcext:value-type="float">
            <text:p>264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666" calcext:value-type="float">
            <text:p>276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917" calcext:value-type="float">
            <text:p>289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210" calcext:value-type="float">
            <text:p>302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548" calcext:value-type="float">
            <text:p>315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929" calcext:value-type="float">
            <text:p>329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357" calcext:value-type="float">
            <text:p>343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830" calcext:value-type="float">
            <text:p>3583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350" calcext:value-type="float">
            <text:p>373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918" calcext:value-type="float">
            <text:p>389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534" calcext:value-type="float">
            <text:p>405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199" calcext:value-type="float">
            <text:p>421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915" calcext:value-type="float">
            <text:p>439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681" calcext:value-type="float">
            <text:p>456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499" calcext:value-type="float">
            <text:p>4749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9369" calcext:value-type="float">
            <text:p>4936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292" calcext:value-type="float">
            <text:p>512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3268" calcext:value-type="float">
            <text:p>532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300" calcext:value-type="float">
            <text:p>553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387" calcext:value-type="float">
            <text:p>573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9530" calcext:value-type="float">
            <text:p>595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1730" calcext:value-type="float">
            <text:p>617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988" calcext:value-type="float">
            <text:p>639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6305" calcext:value-type="float">
            <text:p>663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681" calcext:value-type="float">
            <text:p>686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1116" calcext:value-type="float">
            <text:p>711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3613" calcext:value-type="float">
            <text:p>736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6172" calcext:value-type="float">
            <text:p>761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8792" calcext:value-type="float">
            <text:p>787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425" calcext:value-type="float">
            <text:p>8142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4065" calcext:value-type="float">
            <text:p>840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730" calcext:value-type="float">
            <text:p>8673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9400" calcext:value-type="float">
            <text:p>894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84" calcext:value-type="float">
            <text:p>920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4860" calcext:value-type="float">
            <text:p>9486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7670" calcext:value-type="float">
            <text:p>976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513" calcext:value-type="float">
            <text:p>1005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386" calcext:value-type="float">
            <text:p>1033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288" calcext:value-type="float">
            <text:p>1062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219" calcext:value-type="float">
            <text:p>1092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176" calcext:value-type="float">
            <text:p>1121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5159" calcext:value-type="float">
            <text:p>11515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8167" calcext:value-type="float">
            <text:p>1181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1197" calcext:value-type="float">
            <text:p>1211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4248" calcext:value-type="float">
            <text:p>1242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7320" calcext:value-type="float">
            <text:p>1273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0411" calcext:value-type="float">
            <text:p>1304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3519" calcext:value-type="float">
            <text:p>1335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6643" calcext:value-type="float">
            <text:p>13664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9783" calcext:value-type="float">
            <text:p>1397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2935" calcext:value-type="float">
            <text:p>1429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6100" calcext:value-type="float">
            <text:p>146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9276" calcext:value-type="float">
            <text:p>1492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2462" calcext:value-type="float">
            <text:p>15246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5655" calcext:value-type="float">
            <text:p>1556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8856" calcext:value-type="float">
            <text:p>1588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2061" calcext:value-type="float">
            <text:p>1620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5272" calcext:value-type="float">
            <text:p>1652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68485" calcext:value-type="float">
            <text:p>1684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71699" calcext:value-type="float">
            <text:p>1716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4914" calcext:value-type="float">
            <text:p>1749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8140" calcext:value-type="float">
            <text:p>1781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1400" calcext:value-type="float">
            <text:p>181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9T11:03:40.636000000</dc:date>
    <meta:editing-duration>PT4M16S</meta:editing-duration>
    <meta:editing-cycles>1</meta:editing-cycles>
    <meta:document-statistic meta:table-count="1" meta:cell-count="268" meta:object-count="2"/>
    <meta:generator>LibreOffice/4.4.1.2$Windows_x86 LibreOffice_project/45e2de17089c24a1fa810c8f975a7171ba4cd43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37cm" svg:height="9.006cm" xlink:href=".." xlink:type="simple" chart:class="chart:line" chart:style-name="ch1">
        <chart:legend chart:legend-position="end" svg:x="21.941cm" svg:y="4.204cm" style:legend-expansion="high" chart:style-name="ch2"/>
        <chart:plot-area chart:style-name="ch3" table:cell-range-address="'MbmCommonSetting-lvpoint'.A1:'MbmCommonSetting-lvpoint'.B134" chart:data-source-has-labels="both" svg:x="0.468cm" svg:y="0.18cm" svg:width="21.005cm" svg:height="8.646cm">
          <chartooo:coordinate-region svg:x="1.645cm" svg:y="0.301cm" svg:width="19.503cm" svg:height="7.522cm"/>
          <chart:axis chart:dimension="x" chart:name="primary-x" chart:style-name="ch4" chartooo:axis-type="auto">
            <chartooo:date-scale/>
            <chart:categories table:cell-range-address="'MbmCommonSetting-lvpoint'.A2:'MbmCommonSetting-lvpoint'.A1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lvpoint'.B2:'MbmCommonSetting-lvpoint'.B134" chart:label-cell-address="'MbmCommonSetting-lvpoint'.B1:'MbmCommonSetting-lvpoint'.B1" chart:class="chart:line">
            <chart:data-point chart:repeated="1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</text:p>
                <draw:g>
                  <svg:desc>'MbmCommonSetting-lvpoint'.B1:'MbmCommonSetting-lvpoint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MbmCommonSetting-lvpoint'.A2:'MbmCommonSetting-lvpoint'.A134</svg:desc>
                </draw:g>
              </table:table-cell>
              <table:table-cell office:value-type="float" office:value="43">
                <text:p>43</text:p>
                <draw:g>
                  <svg:desc>'MbmCommonSetting-lvpoint'.B2:'MbmCommonSetting-lvpoint'.B13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86">
                <text:p>558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061">
                <text:p>806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452">
                <text:p>845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851">
                <text:p>885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542">
                <text:p>1054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442">
                <text:p>114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2379">
                <text:p>123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3353">
                <text:p>1335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3854">
                <text:p>1385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4883">
                <text:p>1488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5949">
                <text:p>1594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496">
                <text:p>1649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7052">
                <text:p>1705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7617">
                <text:p>176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8775">
                <text:p>1877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9368">
                <text:p>1936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581">
                <text:p>2058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21202">
                <text:p>212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1831">
                <text:p>2183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2470">
                <text:p>2247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3118">
                <text:p>2311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4164">
                <text:p>241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290">
                <text:p>2529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6457">
                <text:p>2645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7666">
                <text:p>2766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8917">
                <text:p>2891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0210">
                <text:p>3021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1548">
                <text:p>3154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2929">
                <text:p>3292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4357">
                <text:p>3435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5830">
                <text:p>3583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7350">
                <text:p>373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8918">
                <text:p>3891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0534">
                <text:p>4053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2199">
                <text:p>4219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43915">
                <text:p>4391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5681">
                <text:p>4568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7499">
                <text:p>4749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49369">
                <text:p>4936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1292">
                <text:p>5129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3268">
                <text:p>5326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5300">
                <text:p>5530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7387">
                <text:p>5738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9530">
                <text:p>5953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61730">
                <text:p>6173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3988">
                <text:p>6398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66305">
                <text:p>6630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68681">
                <text:p>6868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71116">
                <text:p>7111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73613">
                <text:p>7361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76172">
                <text:p>7617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78792">
                <text:p>787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1425">
                <text:p>8142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84065">
                <text:p>8406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86730">
                <text:p>8673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89400">
                <text:p>8940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92084">
                <text:p>9208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94860">
                <text:p>9486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97670">
                <text:p>9767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0513">
                <text:p>10051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3386">
                <text:p>10338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6288">
                <text:p>1062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9219">
                <text:p>109219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2176">
                <text:p>112176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5159">
                <text:p>11515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8167">
                <text:p>11816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21197">
                <text:p>12119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24248">
                <text:p>12424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7320">
                <text:p>12732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30411">
                <text:p>13041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33519">
                <text:p>13351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36643">
                <text:p>13664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9783">
                <text:p>139783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42935">
                <text:p>14293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46100">
                <text:p>14610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49276">
                <text:p>14927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52462">
                <text:p>15246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55655">
                <text:p>15565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58856">
                <text:p>15885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62061">
                <text:p>16206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65272">
                <text:p>16527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68485">
                <text:p>1684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1699">
                <text:p>171699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74914">
                <text:p>174914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78140">
                <text:p>17814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81400">
                <text:p>181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8cm" svg:height="8.554cm" xlink:href=".." xlink:type="simple" chart:class="chart:scatter" chart:style-name="ch1">
        <chart:legend chart:legend-position="end" svg:x="22.495cm" svg:y="3.978cm" style:legend-expansion="high" chart:style-name="ch2"/>
        <chart:plot-area chart:style-name="ch3" table:cell-range-address="'MbmCommonSetting-lvpoint'.A1:'MbmCommonSetting-lvpoint'.B134" chart:data-source-has-labels="row" svg:x="0.491cm" svg:y="0.171cm" svg:width="21.513cm" svg:height="8.212cm">
          <chartooo:coordinate-region svg:x="1.668cm" svg:y="0.37cm" svg:width="19.872cm" svg:height="7.3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bmCommonSetting-lvpoint'.B2:'MbmCommonSetting-lvpoint'.B134" chart:label-cell-address="'MbmCommonSetting-lvpoint'.B1:'MbmCommonSetting-lvpoint'.B1" chart:class="chart:scatter">
            <chart:domain table:cell-range-address="'MbmCommonSetting-lvpoint'.A2:'MbmCommonSetting-lvpoint'.A134"/>
            <chart:data-point chart:repeated="1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int</text:p>
                <draw:g>
                  <svg:desc>'MbmCommonSetting-lvpoint'.B1:'MbmCommonSetting-lvpoin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bmCommonSetting-lvpoint'.A2:'MbmCommonSetting-lvpoint'.A134</svg:desc>
                </draw:g>
              </table:table-cell>
              <table:table-cell office:value-type="float" office:value="43">
                <text:p>43</text:p>
                <draw:g>
                  <svg:desc>'MbmCommonSetting-lvpoint'.B2:'MbmCommonSetting-lvpoint'.B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392">
                <text:p>23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309">
                <text:p>3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62">
                <text:p>3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663">
                <text:p>4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962">
                <text:p>49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586">
                <text:p>5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247">
                <text:p>62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061">
                <text:p>8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452">
                <text:p>8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851">
                <text:p>88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678">
                <text:p>96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542">
                <text:p>105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987">
                <text:p>109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442">
                <text:p>11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906">
                <text:p>119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379">
                <text:p>123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3353">
                <text:p>133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3854">
                <text:p>138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883">
                <text:p>148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949">
                <text:p>159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6496">
                <text:p>16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7052">
                <text:p>170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7617">
                <text:p>17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8192">
                <text:p>181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775">
                <text:p>187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9368">
                <text:p>193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581">
                <text:p>205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202">
                <text:p>21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1831">
                <text:p>21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2470">
                <text:p>224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3118">
                <text:p>231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4164">
                <text:p>24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5290">
                <text:p>252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6457">
                <text:p>264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666">
                <text:p>27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8917">
                <text:p>289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0210">
                <text:p>302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1548">
                <text:p>315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2929">
                <text:p>329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4357">
                <text:p>343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5830">
                <text:p>358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7350">
                <text:p>373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8918">
                <text:p>38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0534">
                <text:p>405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2199">
                <text:p>42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3915">
                <text:p>439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5681">
                <text:p>456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7499">
                <text:p>474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9369">
                <text:p>493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1292">
                <text:p>512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3268">
                <text:p>532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5300">
                <text:p>553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7387">
                <text:p>57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9530">
                <text:p>595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1730">
                <text:p>617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3988">
                <text:p>639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6305">
                <text:p>663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8681">
                <text:p>686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1116">
                <text:p>711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3613">
                <text:p>73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6172">
                <text:p>76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8792">
                <text:p>78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425">
                <text:p>814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4065">
                <text:p>840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6730">
                <text:p>867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9400">
                <text:p>894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2084">
                <text:p>920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4860">
                <text:p>948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7670">
                <text:p>976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0513">
                <text:p>1005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3386">
                <text:p>1033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6288">
                <text:p>1062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09219">
                <text:p>109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2176">
                <text:p>1121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5159">
                <text:p>115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8167">
                <text:p>1181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1197">
                <text:p>1211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4248">
                <text:p>1242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7320">
                <text:p>1273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30411">
                <text:p>1304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33519">
                <text:p>1335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36643">
                <text:p>1366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39783">
                <text:p>1397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42935">
                <text:p>1429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6100">
                <text:p>146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49276">
                <text:p>1492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52462">
                <text:p>152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55655">
                <text:p>1556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58856">
                <text:p>1588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62061">
                <text:p>1620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65272">
                <text:p>1652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68485">
                <text:p>1684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71699">
                <text:p>171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74914">
                <text:p>1749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78140">
                <text:p>1781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81400">
                <text:p>181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